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1.983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5.8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fghanistan/2026" xlink:type="simple">Afghanista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bania/2026" xlink:type="simple">Alban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geria/2026" xlink:type="simple">Alger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ngola/2026" xlink:type="simple">Angol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argentina/2026" xlink:type="simple">Argentin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rmenia/2026" xlink:type="simple">Armen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australia/2026" xlink:type="simple">Austral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ustria/2026" xlink:type="simple">Austr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zerbaijan/2026" xlink:type="simple">Azerbaijan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angladesh/2026" xlink:type="simple">Bagladesh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ahrain/2026" xlink:type="simple">Bahrai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arus/2026" xlink:type="simple">Belarus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gium/2026" xlink:type="simple">Belgium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elize/2026" xlink:type="simple">Belize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nin/2026" xlink:type="simple">Benin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hutan/2026" xlink:type="simple">Bhutan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olivia/2026" xlink:type="simple">Boliv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snia-and-herzegovina/2026" xlink:type="simple">Bosnia &amp; Herzegovin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tswana/2026" xlink:type="simple">Botswan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razil/2026" xlink:type="simple">Brazil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runei/2026" xlink:type="simple">Brunei Darussalam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lgaria/2026" xlink:type="simple">Bulgar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kina-faso/2026" xlink:type="simple">Burkina Faso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undi/2026" xlink:type="simple">Burundi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ambodia/2026" xlink:type="simple">Cambod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meroon/2026" xlink:type="simple">Cameroon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canada/2026" xlink:type="simple">Canad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pe-verde/2026" xlink:type="simple">Cape Verde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entral-african-republic/2026" xlink:type="simple">Central African Republic 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had/2026" xlink:type="simple">Chad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hile/2026" xlink:type="simple">Chile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hina/2026" xlink:type="simple">Chin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lombia/2026" xlink:type="simple">Colomb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moros/2026" xlink:type="simple">Comoros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sta-rica/2026" xlink:type="simple">Costa Ric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roatia/2026" xlink:type="simple">Croat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yprus/2026" xlink:type="simple">Cyprus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zech-republic/2026" xlink:type="simple">Czech Republic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orth-korea/2026" xlink:type="simple">Democratic Republic of Kore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enmark/2026" xlink:type="simple">Denmark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jibouti/2026" xlink:type="simple">Djibouti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cuador/2026" xlink:type="simple">Ecuador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gypt/2026" xlink:type="simple">Egypt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l-salvador/2026" xlink:type="simple">El Salvador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quatorial-guinea/2026" xlink:type="simple">Equatorial Guine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ritrea/2026" xlink:type="simple">Eritre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stonia/2026" xlink:type="simple">Eston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aziland/2026" xlink:type="simple">Eswatini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thiopia/2026" xlink:type="simple">Ethiopi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iji/2026" xlink:type="simple">Fiji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inland/2026" xlink:type="simple">Finland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rance/2026" xlink:type="simple">France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french-guiana/2026" xlink:type="simple">French Guian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rench-polynesia/2026" xlink:type="simple">French Polynes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bon/2026" xlink:type="simple">Gabo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mbia/2026" xlink:type="simple">Gamb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orgia/2026" xlink:type="simple">Georg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rmany/2026" xlink:type="simple">Germany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hana/2026" xlink:type="simple">Ghan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reece/2026" xlink:type="simple">Greece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guam/2026" xlink:type="simple">Guam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atemala/2026" xlink:type="simple">Guatemal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/2026" xlink:type="simple">Guine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-bissau/2026" xlink:type="simple">Guinea-Bissau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yana/2026" xlink:type="simple">Guyana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honduras/2026" xlink:type="simple">Honduras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hong-kong/2026" xlink:type="simple">Hong Kong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hungary/2026" xlink:type="simple">Hungary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celand/2026" xlink:type="simple">Iceland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ia/2026" xlink:type="simple">Ind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onesia/2026" xlink:type="simple">Indonesia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n/2026" xlink:type="simple">Ira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q/2026" xlink:type="simple">Iraq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eland/2026" xlink:type="simple">Ireland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srael/2026" xlink:type="simple">Israe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taly/2026" xlink:type="simple">Italy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vory-coast/2026" xlink:type="simple">Ivory Coast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japan/2026" xlink:type="simple">Japa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jordan/2026" xlink:type="simple">Jorda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azakhstan/2026" xlink:type="simple">Kazakhsta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enya/2026" xlink:type="simple">Keny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kiribati/2026" xlink:type="simple">Kiribati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osovo/2026" xlink:type="simple">Kosovo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uwait/2026" xlink:type="simple">Kuwait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atvia/2026" xlink:type="simple">Latv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banon/2026" xlink:type="simple">Lebano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sotho/2026" xlink:type="simple">Lesotho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eria/2026" xlink:type="simple">Liber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ya/2026" xlink:type="simple">Liby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thuania/2026" xlink:type="simple">Lithuan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uxembourg/2026" xlink:type="simple">Luxembourg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cau/2026" xlink:type="simple">Macao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dagascar/2026" xlink:type="simple">Madagascar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awi/2026" xlink:type="simple">Malawi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aysia/2026" xlink:type="simple">Malaysi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dives/2026" xlink:type="simple">Maldives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i/2026" xlink:type="simple">Mali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ta/2026" xlink:type="simple">Malt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ania/2026" xlink:type="simple">Mauritan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ius/2026" xlink:type="simple">Mauritius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mexico/2026" xlink:type="simple">Mexico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ldova/2026" xlink:type="simple">Moldov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ongolia/2026" xlink:type="simple">Mongol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ntenegro/2026" xlink:type="simple">Montenegro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rocco/2026" xlink:type="simple">Morocco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zambique/2026" xlink:type="simple">Mozambique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yanmar/2026" xlink:type="simple">Myanmar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amibia/2026" xlink:type="simple">Namibi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pal/2026" xlink:type="simple">Nepa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etherlands/2026" xlink:type="simple">Netherlands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caledonia/2026" xlink:type="simple">New Caledon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zealand/2026" xlink:type="simple">New Zealand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nicaragua/2026" xlink:type="simple">Nicaragu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/2026" xlink:type="simple">Niger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ia/2026" xlink:type="simple">Niger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cedonia/2026" xlink:type="simple">North Macedon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orway/2026" xlink:type="simple">Norway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oman/2026" xlink:type="simple">Oman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kistan/2026" xlink:type="simple">Pakistan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lestine/2026" xlink:type="simple">Palestine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nama/2026" xlink:type="simple">Panam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apua-new-guinea/2026" xlink:type="simple">Papua New Guinea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raguay/2026" xlink:type="simple">Paraguay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eru/2026" xlink:type="simple">Peru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hilippines/2026" xlink:type="simple">Philippines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land/2026" xlink:type="simple">Poland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rtugal/2026" xlink:type="simple">Portuga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qatar/2026" xlink:type="simple">Qatar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uth-korea/2026" xlink:type="simple">Republic of Kore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ngo/2026" xlink:type="simple">Republic of the Congo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omania/2026" xlink:type="simple">Roman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ussia/2026" xlink:type="simple">Russ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wanda/2026" xlink:type="simple">Rwand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amoa/2026" xlink:type="simple">Samo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o-tome-and-principe/2026" xlink:type="simple">Sao Tome &amp; Principe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udi-arabia/2026" xlink:type="simple">Saudi Arab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negal/2026" xlink:type="simple">Senegal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rbia/2026" xlink:type="simple">Serb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ychelles/2026" xlink:type="simple">Seychelles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ierra-leone/2026" xlink:type="simple">Sierra Leone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ingapore/2026" xlink:type="simple">Singapore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akia/2026" xlink:type="simple">Slovak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enia/2026" xlink:type="simple">Sloveni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lomon-islands/2026" xlink:type="simple">Solomon Islands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malia/2026" xlink:type="simple">Somal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africa/2026" xlink:type="simple">South Afric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sudan/2026" xlink:type="simple">South Sudan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pain/2026" xlink:type="simple">Spain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ri-lanka/2026" xlink:type="simple">Sri Lank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udan/2026" xlink:type="simple">Sudan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suriname/2026" xlink:type="simple">Suriname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eden/2026" xlink:type="simple">Sweden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itzerland/2026" xlink:type="simple">Switzerland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yria/2026" xlink:type="simple">Syr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jikistan/2026" xlink:type="simple">Tajikista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nzania/2026" xlink:type="simple">Tanzani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hailand/2026" xlink:type="simple">Thailand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east-timor/2026" xlink:type="simple">Timor-Leste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ogo/2026" xlink:type="simple">Togo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onga/2026" xlink:type="simple">Tong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nisia/2026" xlink:type="simple">Tunisi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ey/2026" xlink:type="simple">Turkey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menistan/2026" xlink:type="simple">Turkmenistan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uvalu/2026" xlink:type="simple">Tuvalu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ganda/2026" xlink:type="simple">Uganda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kraine/2026" xlink:type="simple">Ukraine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ae/2026" xlink:type="simple">United Arab Emirates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nited-kingdom/2026" xlink:type="simple">United Kingdom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usa/2026" xlink:type="simple">United States of America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uruguay/2026" xlink:type="simple">Uruguay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zbekistan/2026" xlink:type="simple">Uzbekistan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anuatu/2026" xlink:type="simple">Vanuatu</text:a></text:p>
          </table:table-cell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venezuela/2026" xlink:type="simple">Venezuela</text:a>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ietnam/2026" xlink:type="simple">Viet Nam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yemen/2026" xlink:type="simple">Yemen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ambia/2026" xlink:type="simple">Zambia</text:a>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imbabwe/2026" xlink:type="simple">Zimbabwe</text:a></text:p>
          </table:table-cell>
        </table:table-row>
      </table:table>
      <table:named-expressions/>
      <table:database-ranges>
        <table:database-range table:name="__Anonymous_Sheet_DB__0" table:target-range-address="Sheet1.A1:Sheet1.D17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21:44:26.182460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21:45:38.707231863</dc:date>
    <meta:editing-duration>PT1H18M37S</meta:editing-duration>
    <meta:editing-cycles>23</meta:editing-cycles>
    <meta:document-statistic meta:table-count="1" meta:cell-count="417" meta:object-count="0"/>
  </office:meta>
</office:document-meta>
</file>